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tionResultImpl.setError( boolean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ultImpl.get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ultImpl.isRedir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ultImpl.hadCompileErr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ultImpl.getStatus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ultImpl.i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ultImpl.ActionResultImpl( String uri , boolean redirect , int statusCode , String statusMessage , boolean is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ctionResultImpl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ultImpl.setRedirect( boolean redir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ultImpl.ActionResul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onResultImpl.setStatusCode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ultImpl.set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ctionResultImpl.printCompileErrors( Print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ctionResultImpl.setStatusMessage( String status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